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純量條件用途類型列表" style:family="table">
      <style:table-properties style:width="17cm" table:align="left"/>
    </style:style>
    <style:style style:name="純量條件用途類型列表.A" style:family="table-column">
      <style:table-column-properties style:column-width="1.852cm"/>
    </style:style>
    <style:style style:name="純量條件用途類型列表.B" style:family="table-column">
      <style:table-column-properties style:column-width="3.332cm"/>
    </style:style>
    <style:style style:name="純量條件用途類型列表.C" style:family="table-column">
      <style:table-column-properties style:column-width="11.816cm"/>
    </style:style>
    <style:style style:name="純量條件用途類型列表.A1" style:family="table-cell">
      <style:table-cell-properties fo:padding="0.097cm" fo:border-left="0.002cm solid #000000" fo:border-right="none" fo:border-top="0.002cm solid #000000" fo:border-bottom="0.002cm solid #000000"/>
    </style:style>
    <style:style style:name="純量條件用途類型列表.C1" style:family="table-cell">
      <style:table-cell-properties fo:padding="0.097cm" fo:border="0.002cm solid #000000"/>
    </style:style>
    <style:style style:name="純量條件用途類型列表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純量條件用途類型列表.B2" style:family="table-cell">
      <style:table-cell-properties fo:padding="0.097cm" fo:border-left="0.002cm solid #000000" fo:border-right="none" fo:border-top="none" fo:border-bottom="0.002cm solid #000000"/>
    </style:style>
    <style:style style:name="純量條件用途類型列表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style style:name="P3" style:family="paragraph" style:parent-style-name="Standard">
      <style:text-properties style:font-name-asian="標楷體"/>
    </style:style>
    <style:style style:name="P4" style:family="paragraph" style:parent-style-name="Standard">
      <style:text-properties style:font-name-asian="標楷體" style:language-asian="zh" style:country-asian="TW"/>
    </style:style>
    <style:style style:name="P5" style:family="paragraph" style:parent-style-name="Standard">
      <style:text-properties style:font-name="標楷體" fo:font-size="9pt" style:font-name-asian="標楷體" style:font-size-asian="9pt" style:language-asian="zh" style:country-asian="TW" style:font-size-complex="9pt"/>
    </style:style>
    <style:style style:name="P6" style:family="paragraph" style:parent-style-name="Standard">
      <style:text-properties style:font-name="Courier New" fo:font-size="8pt" style:font-name-asian="Courier New" style:font-size-asian="8pt" style:font-size-complex="8pt"/>
    </style:style>
    <style:style style:name="P7" style:family="paragraph" style:parent-style-name="Heading">
      <style:paragraph-properties fo:text-align="center" style:justify-single-word="false"/>
      <style:text-properties fo:font-size="24pt" style:font-name-asian="標楷體" style:font-size-asian="24pt" style:font-size-complex="24pt"/>
    </style:style>
    <style:style style:name="P8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標楷體" fo:font-size="9pt" style:font-name-asian="標楷體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標楷體" fo:font-size="10pt" fo:font-weight="bold" style:font-name-asian="標楷體" style:font-size-asian="10pt" style:language-asian="zh" style:country-asian="TW" style:font-weight-asian="bold" style:font-size-complex="10pt" style:font-weight-complex="bold"/>
    </style:style>
    <style:style style:name="P11" style:family="paragraph" style:parent-style-name="Heading_20_1">
      <style:paragraph-properties fo:text-align="center" style:justify-single-word="false"/>
      <style:text-properties fo:font-size="20pt" style:font-name-asian="標楷體" style:font-size-asian="20pt" style:font-size-complex="20pt"/>
    </style:style>
    <style:style style:name="P12" style:family="paragraph" style:parent-style-name="Heading_20_1">
      <style:paragraph-properties fo:text-align="center" style:justify-single-word="false"/>
      <style:text-properties fo:font-size="20pt" style:font-name-asian="標楷體" style:font-size-asian="20pt" style:language-asian="zh" style:country-asian="TW" style:font-size-complex="20pt"/>
    </style:style>
    <style:style style:name="P13" style:family="paragraph" style:parent-style-name="Heading_20_1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14" style:family="paragraph" style:parent-style-name="Heading_20_2">
      <style:text-properties fo:font-size="18pt" fo:font-style="normal" style:font-name-asian="標楷體" style:font-size-asian="18pt" style:font-style-asian="normal" style:font-size-complex="18pt" style:font-style-complex="normal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3">
      <style:text-properties fo:font-size="16pt" style:font-name-asian="標楷體" style:font-size-asian="16pt" style:font-size-complex="16pt"/>
    </style:style>
    <style:style style:name="P17" style:family="paragraph" style:parent-style-name="Heading_20_3">
      <style:text-properties style:font-name-asian="標楷體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Standard">
      <style:text-properties style:font-name-asian="標楷體"/>
    </style:style>
    <style:style style:name="P21" style:family="paragraph" style:parent-style-name="Standard">
      <style:text-properties style:font-name="標楷體" fo:font-size="9pt" style:font-name-asian="標楷體" style:font-size-asian="9pt" style:language-asian="zh" style:country-asian="TW" style:font-size-complex="9pt"/>
    </style:style>
    <style:style style:name="T1" style:family="text">
      <style:text-properties style:language-asian="zh" style:country-asian="TW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zh" style:country-asian="TW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決策系統設計說明</text:p>
      <text:p text:style-name="P4"/>
      <text:table-of-content text:style-name="Sect1" text:protected="true" text:name="內容目錄1">
        <text:table-of-content-source text:outline-level="10">
          <text:index-title-template text:style-name="Contents_20_Heading">內容目錄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內容目錄1_Head">
            <text:p text:style-name="Contents_20_Heading">內容目錄</text:p>
          </text:index-title>
          <text:p text:style-name="P15">第一章　決策系統<text:tab/>2</text:p>
          <text:p text:style-name="P15">第二章　決策條件<text:tab/>3</text:p>
          <text:p text:style-name="P18">第一節　純量決策條件<text:tab/>4</text:p>
          <text:p text:style-name="P19">第二段　資料庫設計<text:tab/>4</text:p>
          <text:p text:style-name="P19">第三段　純量條件用途類型<text:tab/>5</text:p>
          <text:p text:style-name="P18">第二節　模糊決策條件<text:tab/>6</text:p>
          <text:p text:style-name="P18">第三節　灰色系統條件<text:tab/>7</text:p>
          <text:p text:style-name="P15">第三章　決策行動<text:tab/>8</text:p>
          <text:p text:style-name="P15">第四章　知識庫中心決策派發系統<text:tab/>9</text:p>
        </text:index-body>
      </text:table-of-content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2" text:outline-level="1"><text:soft-page-break/>第一章　決策系統</text:h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4">決策條件</text:p>
      <text:p text:style-name="P4">決策行動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1" text:outline-level="1"><text:soft-page-break/>第二章　決策條件</text:h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4">純量決策條件</text:p>
      <text:p text:style-name="P4">模糊決策條件</text:p>
      <text:p text:style-name="P4">灰色系統條件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4" text:outline-level="2"><text:soft-page-break/>第一節　純量決策條件</text:h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h text:style-name="P16" text:outline-level="3">第<text:span text:style-name="T1">二</text:span>段　資料庫設計</text:h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section text:style-name="Sect1" text:name="純量條件資料庫設計">
        <text:p text:style-name="P6">create table `decisionconditions` (</text:p>
        <text:p text:style-name="P6"><text:s text:c="2"/>`id` bigint not null auto_increment primary key,</text:p>
        <text:p text:style-name="P6"><text:s text:c="2"/>`uuid` bigint not null,</text:p>
        <text:p text:style-name="P6"><text:s text:c="2"/>`used` integer default 1,</text:p>
        <text:p text:style-name="P6"><text:s text:c="2"/>`type` integer default 1,</text:p>
        <text:p text:style-name="P6"><text:s text:c="2"/>`states` bigint default 0,</text:p>
        <text:p text:style-name="P6"><text:s text:c="2"/>`name` tinyblob default '',</text:p>
        <text:p text:style-name="P6"><text:s text:c="2"/>`json` longblob default '',</text:p>
        <text:p text:style-name="P6"><text:s text:c="2"/>`ltime` timestamp not null default current_timestamp() on update current_timestamp(),</text:p>
        <text:p text:style-name="P6"><text:s text:c="2"/>KEY `uuid` (`uuid`),</text:p>
        <text:p text:style-name="P6"><text:s text:c="2"/>KEY `used` (`used`),</text:p>
        <text:p text:style-name="P6"><text:s text:c="2"/>KEY `type` (`type`),</text:p>
        <text:p text:style-name="P6"><text:s text:c="2"/>KEY `states` (`states`),</text:p>
        <text:p text:style-name="P6"><text:s text:c="2"/>KEY `name` (`name`(64)),</text:p>
        <text:p text:style-name="P6"><text:s text:c="2"/>KEY `json` (`json`(64)),</text:p>
        <text:p text:style-name="P6"><text:s text:c="2"/>KEY `ltime` (`ltime`)</text:p>
        <text:p text:style-name="P6">) ENGINE=Aria default charset=utf8mb4 ;</text:p>
      </text:section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7" text:outline-level="3"><text:soft-page-break/><text:span text:style-name="T2">第</text:span><text:span text:style-name="T3">三</text:span><text:span text:style-name="T2">段　</text:span><text:span text:style-name="T3">純量條件</text:span><text:span text:style-name="T2">用途類型</text:span></text:h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able:table table:name="純量條件用途類型列表" table:style-name="純量條件用途類型列表">
        <table:table-column table:style-name="純量條件用途類型列表.A"/>
        <table:table-column table:style-name="純量條件用途類型列表.B"/>
        <table:table-column table:style-name="純量條件用途類型列表.C"/>
        <table:table-row>
          <table:table-cell table:style-name="純量條件用途類型列表.A1" office:value-type="string">
            <text:p text:style-name="P8">用途編號</text:p>
          </table:table-cell>
          <table:table-cell table:style-name="純量條件用途類型列表.A1" office:value-type="string">
            <text:p text:style-name="P8">用途名稱</text:p>
          </table:table-cell>
          <table:table-cell table:style-name="純量條件用途類型列表.C1" office:value-type="string">
            <text:p text:style-name="P8">用途說明</text:p>
          </table:table-cell>
        </table:table-row>
        <table:table-row>
          <table:table-cell table:style-name="純量條件用途類型列表.A2" office:value-type="float" office:value="0">
            <text:p text:style-name="P9">0</text:p>
          </table:table-cell>
          <table:table-cell table:style-name="純量條件用途類型列表.B2" office:value-type="string">
            <text:p text:style-name="P5">無指定</text:p>
          </table:table-cell>
          <table:table-cell table:style-name="純量條件用途類型列表.C2" office:value-type="string">
            <text:p text:style-name="P5">通常是廢棄的條件</text:p>
          </table:table-cell>
        </table:table-row>
        <table:table-row>
          <table:table-cell table:style-name="純量條件用途類型列表.A2" office:value-type="float" office:value="1">
            <text:p text:style-name="P9">1</text:p>
          </table:table-cell>
          <table:table-cell table:style-name="純量條件用途類型列表.B2" office:value-type="string">
            <text:p text:style-name="P5">程式間流程控制</text:p>
          </table:table-cell>
          <table:table-cell table:style-name="純量條件用途類型列表.C2" office:value-type="string">
            <text:p text:style-name="P5">僅在程式之間作為判斷的條件</text:p>
          </table:table-cell>
        </table:table-row>
        <table:table-row>
          <table:table-cell table:style-name="純量條件用途類型列表.A2" office:value-type="float" office:value="2">
            <text:p text:style-name="P9">2</text:p>
          </table:table-cell>
          <table:table-cell table:style-name="純量條件用途類型列表.B2" office:value-type="string">
            <text:p text:style-name="P5">知識庫中心控制</text:p>
          </table:table-cell>
          <table:table-cell table:style-name="純量條件用途類型列表.C2" office:value-type="string">
            <text:p text:style-name="P5">在知識庫中心的決策派發系統中，作為決策行動的判斷條件</text:p>
          </table:table-cell>
        </table:table-row>
        <table:table-row>
          <table:table-cell table:style-name="純量條件用途類型列表.A2" office:value-type="float" office:value="3">
            <text:p text:style-name="P9">3</text:p>
          </table:table-cell>
          <table:table-cell table:style-name="純量條件用途類型列表.B2" office:value-type="string">
            <text:p text:style-name="P5">資料庫中心記錄</text:p>
          </table:table-cell>
          <table:table-cell table:style-name="純量條件用途類型列表.C2" office:value-type="string">
            <text:p text:style-name="P5">在資料庫中心專用於狀態紀錄</text:p>
          </table:table-cell>
        </table:table-row>
        <table:table-row>
          <table:table-cell table:style-name="純量條件用途類型列表.A2" office:value-type="float" office:value="4">
            <text:p text:style-name="P9">4</text:p>
          </table:table-cell>
          <table:table-cell table:style-name="純量條件用途類型列表.B2" office:value-type="string">
            <text:p text:style-name="P5">輔助程式設計用途</text:p>
          </table:table-cell>
          <table:table-cell table:style-name="純量條件用途類型列表.C2" office:value-type="string">
            <text:p text:style-name="P5">程式設計時，作為自動程式產生器的輔助設計用途</text:p>
          </table:table-cell>
        </table:table-row>
        <table:table-row>
          <table:table-cell table:style-name="純量條件用途類型列表.A2" office:value-type="float" office:value="5">
            <text:p text:style-name="P9">5</text:p>
          </table:table-cell>
          <table:table-cell table:style-name="純量條件用途類型列表.B2" office:value-type="string">
            <text:p text:style-name="P5">計畫中尚未實際採用</text:p>
          </table:table-cell>
          <table:table-cell table:style-name="純量條件用途類型列表.C2" office:value-type="string">
            <text:p text:style-name="P5">標記為計畫中所使用的條件，避開決策派發系統使用該條件作為判斷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4" text:outline-level="2"><text:soft-page-break/>第二節　模糊決策條件</text:h>
      <text:p text:style-name="P4"/>
      <text:p text:style-name="P4"/>
      <text:p text:style-name="P4"/>
      <text:p text:style-name="P4"/>
      <text:p text:style-name="P4"/>
      <text:p text:style-name="P4"/>
      <text:p text:style-name="P4">『』「」《》〈〉〔〕﹙﹚（），、；：‧·．‥…。？！☜☞↑↓←→↖↗↙↘×≈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4" text:outline-level="2"><text:soft-page-break/>第三節　灰色系統條件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2" text:outline-level="1"><text:soft-page-break/>第三章　決策行動</text:h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" text:outline-level="1"><text:soft-page-break/><text:span text:style-name="T1">第四章　知識庫中心決策派發系統</text:span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『』「」《》〈〉〔〕﹙﹚（），、；：‧·．‥…。？！☜☞↑↓←→↖↗↙↘×≈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標楷體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1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粗體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name-asian="標楷體1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-asian="標楷體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-asian="標楷體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asian="標楷體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標楷體" style:font-size-asian="8pt" style:language-asian="zh" style:country-asian="TW" style:font-size-complex="8pt"/>
    </style:style>
    <style:style style:name="MP2" style:family="paragraph" style:parent-style-name="Footer">
      <style:paragraph-properties fo:text-align="end" style:justify-single-word="false"/>
      <style:text-properties style:font-name="標楷體" fo:font-size="8pt" style:font-name-asian="標楷體" style:font-size-asian="8pt" style:language-asian="zh" style:country-asian="TW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本相宇航工業</text:p>
      </style:header>
      <style:footer>
        <text:p text:style-name="MP2">第<text:page-number text:select-page="current">9</text:page-number>/<text:page-count>9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峰澐 林</meta:initial-creator>
    <meta:creation-date>2022-03-14T15:49:37.42</meta:creation-date>
    <dc:date>2024-07-08T16:41:03.79</dc:date>
    <dc:creator>峰澐 林</dc:creator>
    <meta:editing-duration>PT38M20S</meta:editing-duration>
    <meta:editing-cycles>47</meta:editing-cycles>
    <meta:generator>OpenOffice/4.1.12$Win32 OpenOffice.org_project/4112m1$Build-9809</meta:generator>
    <meta:document-statistic meta:table-count="1" meta:image-count="0" meta:object-count="0" meta:page-count="9" meta:paragraph-count="75" meta:word-count="829" meta:character-count="1351"/>
  </office:meta>
</office:document-meta>
</file>